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655cm" style:rel-column-width="17929*"/>
    </style:style>
    <style:style style:name="Tabela1.B" style:family="table-column">
      <style:table-column-properties style:column-width="12.36cm" style:rel-column-width="47606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color="#ff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ID do Caso de Uso</text:p>
          </table:table-cell>
          <table:table-cell table:style-name="Tabela1.B1" office:value-type="string">
            <text:p text:style-name="P2">UC 1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Cadastrar Usuário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Table_20_Contents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Visitante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P3">1. O Cadastro de Alunos e Professores são livres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1. Não ter um usuário já cadastrado.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1. <text:s/>Usuário cadastrado.</text:p>
            <text:p text:style-name="Table_20_Contents">2. <text:s/>Acesso ao sistemas conforme suas permissões de acesso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édia.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. Preencher os campos obrigatórios;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2. Se o tipo de usuário selecionado for <text:s/>professor será apresentado um termo de uso diferente.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Não há.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Não há.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Não há.</text:p>
          </table:table-cell>
        </table:table-row>
      </table:table>
      <text:p text:style-name="Standard"/>
      <text:p text:style-name="P1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2-06-06T21:16:33.76</dc:date>
    <meta:editing-duration>PT01H17M07S</meta:editing-duration>
    <meta:editing-cycles>9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36" meta:word-count="141" meta:character-count="851"/>
  </office:meta>
</office:document-meta>
</file>